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30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4">50</text:p>
          <text:p text:style-name="P1">score but lost</text:p>
          <text:p text:style-name="P4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13M55S</meta:editing-duration>
    <meta:editing-cycles>3</meta:editing-cycles>
    <meta:generator>LibreOffice/3.4$Unix LibreOffice_project/340m1$Build-402</meta:generator>
    <dc:date>2012-01-02T20:05:54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